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éveloppeurs" style:family="table">
      <style:table-properties style:width="6.6931in" table:align="margins"/>
    </style:style>
    <style:style style:name="Développeurs.A" style:family="table-column">
      <style:table-column-properties style:column-width="3.3465in" style:rel-column-width="32767*"/>
    </style:style>
    <style:style style:name="Développeurs.B" style:family="table-column">
      <style:table-column-properties style:column-width="3.3465in" style:rel-column-width="32768*"/>
    </style:style>
    <style:style style:name="Développeu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éveloppeurs.B1" style:family="table-cell">
      <style:table-cell-properties fo:background-color="transparent" fo:padding="0.0382in" fo:border="0.5pt solid #000000" style:writing-mode="page">
        <style:background-image/>
      </style:table-cell-properties>
    </style:style>
    <style:style style:name="Développeu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éveloppeur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hème" style:family="table">
      <style:table-properties style:width="6.6931in" table:align="margins"/>
    </style:style>
    <style:style style:name="Thème.A" style:family="table-column">
      <style:table-column-properties style:column-width="6.6931in" style:rel-column-width="65535*"/>
    </style:style>
    <style:style style:name="Thème.A1" style:family="table-cell">
      <style:table-cell-properties fo:background-color="transparent" fo:padding="0.0382in" fo:border="0.5pt solid #000000" style:writing-mode="page">
        <style:background-image/>
      </style:table-cell-properties>
    </style:style>
    <style:style style:name="Thème.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escription" style:family="table">
      <style:table-properties style:width="6.6931in" table:align="margins"/>
    </style:style>
    <style:style style:name="Description.A" style:family="table-column">
      <style:table-column-properties style:column-width="6.6931in" style:rel-column-width="65535*"/>
    </style:style>
    <style:style style:name="Description.A1" style:family="table-cell">
      <style:table-cell-properties fo:background-color="transparent" fo:padding="0.0382in" fo:border="0.5pt solid #000000" style:writing-mode="page">
        <style:background-image/>
      </style:table-cell-properties>
    </style:style>
    <style:style style:name="Description.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Explications" style:family="table">
      <style:table-properties style:width="6.6931in" table:align="margins"/>
    </style:style>
    <style:style style:name="Explications.A" style:family="table-column">
      <style:table-column-properties style:column-width="6.6931in" style:rel-column-width="65535*"/>
    </style:style>
    <style:style style:name="Explications.A1" style:family="table-cell">
      <style:table-cell-properties fo:background-color="transparent" fo:padding="0.0382in" fo:border="0.5pt solid #000000" style:writing-mode="page">
        <style:background-image/>
      </style:table-cell-properties>
    </style:style>
    <style:style style:name="Explications.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 style:family="table">
      <style:table-properties style:width="6.6931in" table:align="margins"/>
    </style:style>
    <style:style style:name="Tableau1.A" style:family="table-column">
      <style:table-column-properties style:column-width="6.6931in" style:rel-column-width="65535*"/>
    </style:style>
    <style:style style:name="Tableau1.A1" style:family="table-cell">
      <style:table-cell-properties fo:background-color="transparent" fo:padding="0.0382in" fo:border="0.5pt solid #000000" style:writing-mode="page">
        <style:background-image/>
      </style:table-cell-properties>
    </style:style>
    <style:style style:name="Tableau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 style:family="table">
      <style:table-properties style:width="6.6979in" fo:margin-left="0in" table:align="left" style:may-break-between-rows="true" table:border-model="collapsing"/>
    </style:style>
    <style:style style:name="Tableau3.A" style:family="table-column">
      <style:table-column-properties style:column-width="3.6979in"/>
    </style:style>
    <style:style style:name="Tableau3.B" style:family="table-column">
      <style:table-column-properties style:column-width="3in"/>
    </style:style>
    <style:style style:name="Tableau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382in" fo:border="0.5pt solid #000000" style:writing-mode="page">
        <style:background-image/>
      </style:table-cell-properties>
    </style:style>
    <style:style style:name="Tableau3.2" style:family="table-row">
      <style:table-row-properties style:row-height="0.5514in"/>
    </style:style>
    <style:style style:name="Tableau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6" style:family="table-row">
      <style:table-row-properties style:row-height="0.5514in" fo:keep-together="auto"/>
    </style:style>
    <style:style style:name="Tableau3.7" style:family="table-row">
      <style:table-row-properties style:min-row-height="0.7563in"/>
    </style:style>
    <style:style style:name="Tableau2" style:family="table">
      <style:table-properties style:width="6.6931in" table:align="margins"/>
    </style:style>
    <style:style style:name="Tableau2.A" style:family="table-column">
      <style:table-column-properties style:column-width="6.6931in" style:rel-column-width="65535*"/>
    </style:style>
    <style:style style:name="Tableau2.A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rsid="00055c58" officeooo:paragraph-rsid="00055c58"/>
    </style:style>
    <style:style style:name="P2" style:family="paragraph" style:parent-style-name="Standard">
      <style:text-properties officeooo:paragraph-rsid="00055c58"/>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95d0"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d3cdf" officeooo:paragraph-rsid="000d3cdf"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2143"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cdf"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paragraph-rsid="000d3cdf"/>
    </style:style>
    <style:style style:name="P8" style:family="paragraph" style:parent-style-name="Standard">
      <style:paragraph-properties fo:text-align="start" style:justify-single-word="false"/>
      <style:text-properties officeooo:paragraph-rsid="000595d0"/>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c58" officeooo:paragraph-rsid="00055c5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280" officeooo:paragraph-rsid="0009528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578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5c58" style:font-size-asian="12pt" style:font-style-asian="italic" style:font-weight-asian="normal" style:font-size-complex="12pt" style:font-style-complex="italic"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03855" officeooo:paragraph-rsid="00103855" style:font-size-asian="12pt" style:font-style-asian="italic" style:font-weight-asian="normal" style:font-size-complex="12pt" style:font-style-complex="italic" style:font-weight-complex="normal" style:text-overline-style="none" style:text-overline-color="font-color"/>
    </style:style>
    <style:style style:name="P15" style:family="paragraph" style:parent-style-name="Text_20_body">
      <style:paragraph-properties fo:break-before="page"/>
    </style:style>
    <style:style style:name="P16" style:family="paragraph" style:parent-style-name="Standard">
      <style:paragraph-properties style:line-height-at-least="0.198in"/>
      <style:text-properties fo:color="#d4d4d4" style:font-name="Droid Sans Mono" fo:font-size="10.5pt" fo:font-weight="normal" fo:background-color="#1e1e1e"/>
    </style:style>
    <style:style style:name="P17"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fo:background-color="#1e1e1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53ec" officeooo:paragraph-rsid="001453e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3f8" officeooo:paragraph-rsid="001473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e38"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a77e"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dcb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f7a7" officeooo:paragraph-rsid="0017f7a7"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line-through-type="none" style:font-name="Liberation Serif" fo:font-size="12pt" fo:font-style="italic" fo:text-shadow="none" style:text-underline-style="none" fo:font-weight="normal" officeooo:rsid="000eb6f0" style:font-size-asian="12pt" style:font-style-asian="italic" style:font-weight-asian="normal" style:font-size-complex="12pt" style:font-style-complex="italic"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italic" fo:text-shadow="none" style:text-underline-style="none" fo:font-weight="normal" officeooo:rsid="00055c58" style:font-size-asian="12pt" style:font-style-asian="italic" style:font-weight-asian="normal" style:font-size-complex="12pt" style:font-style-complex="italic" style:font-weight-complex="normal" style:text-overline-style="none" style:text-overline-color="font-color"/>
    </style:style>
    <style:style style:name="T4" style:family="text">
      <style:text-properties officeooo:rsid="0012fb83"/>
    </style:style>
    <style:style style:name="T5" style:family="text">
      <style:text-properties officeooo:rsid="001453ec"/>
    </style:style>
    <style:style style:name="T6" style:family="text">
      <style:text-properties officeooo:rsid="001473f8"/>
    </style:style>
    <style:style style:name="T7" style:family="text">
      <style:text-properties officeooo:rsid="00150e38"/>
    </style:style>
    <style:style style:name="T8" style:family="text">
      <style:text-properties fo:color="#569cd6"/>
    </style:style>
    <style:style style:name="T9" style:family="text">
      <style:text-properties fo:color="#4ec9b0"/>
    </style:style>
    <style:style style:name="T10" style:family="text">
      <style:text-properties officeooo:rsid="0017822a"/>
    </style:style>
    <style:style style:name="T11" style:family="text">
      <style:text-properties officeooo:rsid="001871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ini-projet LU2IN002 - 2020-2021</text:h>
      <table:table table:name="Développeurs" table:style-name="Développeurs" table:template-name="Style par défaut">
        <table:table-column table:style-name="Développeurs.A"/>
        <table:table-column table:style-name="Développeurs.B"/>
        <table:table-row>
          <table:table-cell table:style-name="Développeurs.A1" office:value-type="string">
            <text:p text:style-name="P10"><text:span text:style-name="T1">Nom :</text:span> <text:span text:style-name="T4">LI</text:span></text:p>
          </table:table-cell>
          <table:table-cell table:style-name="Développeurs.B1" office:value-type="string">
            <text:p text:style-name="P10"><text:span text:style-name="T1">Nom :</text:span> <text:span text:style-name="T5">ZENG</text:span></text:p>
          </table:table-cell>
        </table:table-row>
        <table:table-row>
          <table:table-cell table:style-name="Développeurs.A2" office:value-type="string">
            <text:p text:style-name="P10"><text:span text:style-name="T1">Prénom :</text:span> <text:span text:style-name="T4">Junji</text:span></text:p>
          </table:table-cell>
          <table:table-cell table:style-name="Développeurs.B2" office:value-type="string">
            <text:p text:style-name="P13">Prénom : <text:span text:style-name="T5">Fanxiang</text:span></text:p>
          </table:table-cell>
        </table:table-row>
        <table:table-row>
          <table:table-cell table:style-name="Développeurs.A2" office:value-type="string">
            <text:p text:style-name="P10"><text:span text:style-name="T1">N° étudiant :</text:span> <text:span text:style-name="T4">28610187</text:span></text:p>
          </table:table-cell>
          <table:table-cell table:style-name="Développeurs.B2" office:value-type="string">
            <text:p text:style-name="P10"><text:span text:style-name="T1">N° étudiant :</text:span> <text:span text:style-name="T5">28600693</text:span></text:p>
          </table:table-cell>
        </table:table-row>
      </table:table>
      <text:p text:style-name="P1"/>
      <table:table table:name="Thème" table:style-name="Thème" table:template-name="Style par défaut">
        <table:table-column table:style-name="Thème.A"/>
        <table:table-row>
          <table:table-cell table:style-name="Thème.A1" office:value-type="string" table:protected="true">
            <text:p text:style-name="P3">Thème de simulation choisi (en 2 lignes max.)</text:p>
          </table:table-cell>
        </table:table-row>
        <table:table-row>
          <table:table-cell table:style-name="Thème.A2" office:value-type="string">
            <text:p text:style-name="P19">Une bataille entre les polices et les terroriste sur un champ de bataille (le terrain)</text:p>
            <text:p text:style-name="P9"/>
          </table:table-cell>
        </table:table-row>
      </table:table>
      <text:p text:style-name="P1"/>
      <table:table table:name="Description" table:style-name="Description" table:template-name="Style par défaut">
        <table:table-column table:style-name="Description.A"/>
        <table:table-row>
          <table:table-cell table:style-name="Description.A1" office:value-type="string" table:protected="true">
            <text:p text:style-name="P3">Description des classes et de leur rôle dans la simulation (2 lignes max par classe)</text:p>
          </table:table-cell>
        </table:table-row>
        <table:table-row>
          <table:table-cell table:style-name="Description.A2" office:value-type="string">
            <text:p text:style-name="P19">Class Terrain: <text:span text:style-name="T6">crée un tableau a deux dimension, qui sera affiché, avec des <text:s/>nom de ressources à l’intérieur. Ce dernier contient des méthodes pour vider, mettre des ressource dans une case</text:span></text:p>
            <text:p text:style-name="P19"/>
            <text:p text:style-name="P20">Class Ressource: crée des ressources, avec le constructeur qui donne son type (bombe ou base) et sa quantité. Sa position sera déterminer une méthode set<text:span text:style-name="T7">Position()</text:span></text:p>
            <text:p text:style-name="P20"/>
            <text:p text:style-name="P21">Class Agent: class mère des classes Terroriste et Police, avec comme attribut sa position et sa morale</text:p>
            <text:p text:style-name="P22"/>
            <text:p text:style-name="P24"><text:span text:style-name="T7">class Terroriste: class fille de la class Agent, qui lui a son production type (bombe), et son tirer type (base), avec des autres paramètre (capacité de production et de tirer; taux de production)</text:span></text:p>
            <text:p text:style-name="P24"/>
            <text:p text:style-name="P22">class Police: <text:span text:style-name="T7">class fille de la class Agent, qui lui a son production type (b</text:span>ase<text:span text:style-name="T7">), et son tirer type (b</text:span>ombe<text:span text:style-name="T7">), avec des autres paramètre (capacité de production et de tirer; taux de production)</text:span></text:p>
            <text:p text:style-name="P22"/>
            <text:p text:style-name="P22">class Simulation: Simule le bataille entre police et terroriste qui construisent des bases et des bombes et les detruits <text:span text:style-name="T10">sur un terrain</text:span></text:p>
            <text:p text:style-name="P22"/>
            <text:p text:style-name="P22">class <text:s/>TestSimulation: la class qui contient le main qui teste la simulation </text:p>
            <text:p text:style-name="P22"/>
            <text:p text:style-name="P22">class TestTerrain: la classs qui contient le main qui <text:s/>teste de notre terrain </text:p>
            <text:p text:style-name="P25"/>
            <text:p text:style-name="P25"/>
            <text:p text:style-name="P25"/>
          </table:table-cell>
        </table:table-row>
      </table:table>
      <text:p text:style-name="P2"/>
      <table:table table:name="Explications" table:style-name="Explications" table:template-name="Style par défaut">
        <table:table-column table:style-name="Explications.A"/>
        <table:table-row>
          <table:table-cell table:style-name="Explications.A1" office:value-type="string">
            <text:p text:style-name="P8"><text:span text:style-name="T2">Décrire, dans les grandes lignes, ce qui se passe durant la</text:span><text:span text:style-name="T3"> simulation (max. </text:span><text:span text:style-name="T2">5-6</text:span><text:span text:style-name="T3"> lignes)</text:span></text:p>
          </table:table-cell>
        </table:table-row>
        <table:table-row>
          <table:table-cell table:style-name="Explications.A2" office:value-type="string">
            <text:p text:style-name="P27">Durant la simulation, les polices et les terroristes vont construire et enlever les <text:s/>type de ressource qui leur correspondent. Les terroristes vont contruire des bombes et détuire des bases, et les polices construire des bases et désactiver des bombes. <text:span text:style-name="T11">Si un <text:s/>terroriste rencontre une case vide ou bien une bombe, il va construire une bombe sur le terrain, avec un pourcentage correspondant aux taux de production. Et si il renconcontre une base il va la détruire. Et c’est la même chose pour les polices qui lui fait le contraire. </text:span></text:p>
            <text:p text:style-name="P26"/>
            <text:p text:style-name="P26"/>
            <text:p text:style-name="P9"/>
          </table:table-cell>
        </table:table-row>
      </table:table>
      <text:p text:style-name="P1"/>
      <table:table table:name="Tableau1" table:style-name="Tableau1" table:template-name="Style par défaut">
        <table:table-column table:style-name="Tableau1.A"/>
        <table:table-row>
          <table:table-cell table:style-name="Tableau1.A1" office:value-type="string">
            <text:p text:style-name="P8"><text:span text:style-name="T3">Schéma UML fournisseur des classes </text:span><text:span text:style-name="T2">(dessin “à la main” scanné ou photo acceptés)</text:span></text:p>
          </table:table-cell>
        </table:table-row>
        <text:soft-page-break/>
        <table:table-row>
          <table:table-cell table:style-name="Tableau1.A2" office:value-type="string">
            <text:p text:style-name="P11"/>
            <text:p text:style-name="P12"/>
            <text:p text:style-name="P9"/>
          </table:table-cell>
        </table:table-row>
      </table:table>
      <text:p text:style-name="P2"/>
      <table:table table:name="Tableau3" table:style-name="Tableau3" table:template-name="Style par défaut">
        <table:table-column table:style-name="Tableau3.A"/>
        <table:table-column table:style-name="Tableau3.B"/>
        <table:table-row>
          <table:table-cell table:style-name="Tableau3.A1" office:value-type="string">
            <text:p text:style-name="P14">Checklist des contraintes prises en compte:</text:p>
          </table:table-cell>
          <table:table-cell table:style-name="Tableau3.B1" office:value-type="string">
            <text:p text:style-name="P14">Nom(s) des classe(s) correspondante(s)</text:p>
          </table:table-cell>
        </table:table-row>
        <table:table-row table:style-name="Tableau3.2">
          <table:table-cell table:style-name="Tableau3.A2" office:value-type="string">
            <text:p text:style-name="P5">Classe contenant un tableau ou une liste d'objets</text:p>
          </table:table-cell>
          <table:table-cell table:style-name="Tableau3.B2" office:value-type="string">
            <text:p text:style-name="P17"><text:span text:style-name="T8">public</text:span> <text:span text:style-name="T8">class</text:span> <text:span text:style-name="T9">Terrain</text:span></text:p>
            <text:p text:style-name="P17"><text:span text:style-name="T8">public</text:span> <text:span text:style-name="T8">class</text:span> <text:span text:style-name="T9">Simulation</text:span></text:p>
            <text:p text:style-name="P9"/>
          </table:table-cell>
        </table:table-row>
        <table:table-row table:style-name="Tableau3.2">
          <table:table-cell table:style-name="Tableau3.A2" office:value-type="string">
            <text:p text:style-name="P5">Classe statique contenant que des méthodes statiques</text:p>
          </table:table-cell>
          <table:table-cell table:style-name="Tableau3.B2" office:value-type="string">
            <text:p text:style-name="P9"/>
          </table:table-cell>
        </table:table-row>
        <table:table-row table:style-name="Tableau3.2">
          <table:table-cell table:style-name="Tableau3.A2" office:value-type="string">
            <text:p text:style-name="P6">Héritage</text:p>
          </table:table-cell>
          <table:table-cell table:style-name="Tableau3.B2" office:value-type="string">
            <text:p text:style-name="P17"><text:span text:style-name="T8">public</text:span> <text:span text:style-name="T8">class</text:span> <text:span text:style-name="T9">Police</text:span> <text:span text:style-name="T8">extends</text:span> <text:span text:style-name="T9">Agent</text:span> </text:p>
            <text:p text:style-name="P17"><text:span text:style-name="T8">public</text:span> <text:span text:style-name="T8">class</text:span> <text:span text:style-name="T9">Terroriste</text:span> <text:span text:style-name="T8">extends</text:span> <text:span text:style-name="T9">Agent</text:span></text:p>
            <text:p text:style-name="P9"/>
          </table:table-cell>
        </table:table-row>
        <table:table-row table:style-name="Tableau3.2">
          <table:table-cell table:style-name="Tableau3.A2" office:value-type="string">
            <text:p text:style-name="P5">Classe avec composition</text:p>
          </table:table-cell>
          <table:table-cell table:style-name="Tableau3.B2" office:value-type="string">
            <text:p text:style-name="P9"/>
          </table:table-cell>
        </table:table-row>
        <table:table-row table:style-name="Tableau3.6">
          <table:table-cell table:style-name="Tableau3.A2" office:value-type="string">
            <text:p text:style-name="P6">Classe avec un constructeur par copie ou clone()</text:p>
          </table:table-cell>
          <table:table-cell table:style-name="Tableau3.B2" office:value-type="string">
            <text:p text:style-name="P9"/>
          </table:table-cell>
        </table:table-row>
        <table:table-row table:style-name="Tableau3.7">
          <table:table-cell table:style-name="Tableau3.A2" office:value-type="string">
            <text:p text:style-name="P6">Noms des classes créées (entre 4 et 10 classes)</text:p>
          </table:table-cell>
          <table:table-cell table:style-name="Tableau3.B2" office:value-type="string">
            <text:p text:style-name="P18"><text:span text:style-name="T8">public</text:span> <text:span text:style-name="T8">class</text:span> <text:span text:style-name="T9">Terrain</text:span></text:p>
            <text:p text:style-name="P18"><text:span text:style-name="T8">public</text:span> <text:span text:style-name="T8">class</text:span> <text:span text:style-name="T9">Simulation</text:span></text:p>
            <text:p text:style-name="P18"><text:span text:style-name="T8">public</text:span> <text:span text:style-name="T8">class</text:span> <text:span text:style-name="T9">Police</text:span> <text:span text:style-name="T8">extends</text:span> <text:span text:style-name="T9">Agent</text:span> </text:p>
            <text:p text:style-name="P18"><text:span text:style-name="T8">public</text:span><text:span text:style-name="T9"> </text:span><text:span text:style-name="T8">class</text:span><text:span text:style-name="T9"> Terroriste </text:span><text:span text:style-name="T8">extends</text:span><text:span text:style-name="T9"> Agent</text:span></text:p>
            <text:p text:style-name="P18"><text:span text:style-name="T8">public</text:span> <text:span text:style-name="T8">class</text:span> <text:span text:style-name="T9">Ressource</text:span></text:p>
            <text:p text:style-name="P18"><text:span text:style-name="T8">public</text:span> <text:span text:style-name="T8">abstract</text:span> <text:span text:style-name="T8">class</text:span> <text:span text:style-name="T9">Agent</text:span> </text:p>
            <text:p text:style-name="P18"><text:span text:style-name="T8">public</text:span> <text:span text:style-name="T8">class</text:span> <text:span text:style-name="T9">TestTerrain</text:span> </text:p>
            <text:p text:style-name="P16"><text:span text:style-name="T8">public</text:span> <text:span text:style-name="T8">class</text:span> <text:span text:style-name="T9">TestSimulation</text:span> </text:p>
            <text:p text:style-name="P16"/>
            <text:p text:style-name="P18"><text:span text:style-name="T9"/></text:p>
          </table:table-cell>
        </table:table-row>
      </table:table>
      <text:p text:style-name="P15"/>
      <table:table table:name="Tableau2" table:style-name="Tableau2">
        <table:table-column table:style-name="Tableau2.A"/>
        <table:table-row>
          <table:table-cell table:style-name="Tableau2.A1" office:value-type="string">
            <text:p text:style-name="P4">Copier / coller de vos classes à partir d'ici :</text:p>
          </table:table-cell>
        </table:table-row>
      </table:table>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11-21T11:53:17.350777481</dc:date>
    <meta:editing-duration>PT2H33M7S</meta:editing-duration>
    <meta:editing-cycles>18</meta:editing-cycles>
    <meta:document-statistic meta:table-count="7" meta:image-count="0" meta:object-count="0" meta:page-count="3" meta:paragraph-count="42" meta:word-count="466" meta:character-count="2858" meta:non-whitespace-character-count="2421"/>
  </office:meta>
</office:document-meta>
</file>